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OpenSymbol" svg:font-family="OpenSymbol" style:font-pitch="variable" style:font-charset="x-symbol"/>
    <style:font-face style:name="StarSymbol" svg:font-family="StarSymbol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Droid Sans Fallback1" svg:font-family="'Droid Sans Fallback'" style:font-pitch="variable"/>
    <style:font-face style:name="FreeSans1" svg:font-family="FreeSans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fill-color="#ff950e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0.72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1.02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0.726cm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9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 style:font-name="Liberation Serif" fo:font-size="32pt" style:font-size-asian="32pt" style:font-size-complex="32pt"/>
    </style:style>
    <style:style style:name="P3" style:family="paragraph">
      <style:paragraph-properties fo:text-align="center"/>
      <style:text-properties style:font-name="Liberation Serif" fo:font-size="32pt" style:font-size-asian="32pt" style:font-size-complex="32pt"/>
    </style:style>
    <style:style style:name="P4" style:family="paragraph">
      <style:text-properties fo:font-size="24pt" style:font-size-asian="24pt" style:font-size-complex="24pt"/>
    </style:style>
    <style:style style:name="P5" style:family="paragraph">
      <style:paragraph-properties fo:text-align="center"/>
      <style:text-properties fo:font-size="26pt" style:font-size-asian="26pt" style:font-size-complex="26pt"/>
    </style:style>
    <style:style style:name="T1" style:family="text">
      <style:text-properties fo:color="#000000" style:font-name="Liberation Serif" fo:font-size="32pt" style:font-name-asian="WenQuanYi Micro Hei Mono2" style:font-size-asian="32pt" style:font-name-complex="WenQuanYi Micro Hei Mono2" style:font-size-complex="32pt"/>
    </style:style>
    <style:style style:name="T2" style:family="text">
      <style:text-properties style:font-name="Liberation Serif" fo:font-size="32pt" style:font-name-asian="OpenSymbol2" style:font-size-asian="32pt" style:font-name-complex="OpenSymbol2" style:font-size-complex="32pt"/>
    </style:style>
    <style:style style:name="T3" style:family="text">
      <style:text-properties style:font-name="Liberation Serif" fo:font-size="32pt" style:font-name-asian="StarSymbol2" style:font-size-asian="32pt" style:font-name-complex="StarSymbol2" style:font-size-complex="32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729cm" svg:height="2.67cm" svg:x="19.266cm" svg:y="3.331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729cm" svg:height="2.67cm" svg:x="21.913cm" svg:y="3.331cm">
          <text:p text:style-name="P1"><text:span text:style-name="T2">10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729cm" svg:height="2.67cm" svg:x="24.56cm" svg:y="3.331cm">
          <text:p text:style-name="P1"><text:span text:style-name="T3">4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27.207cm" svg:y="3.331cm">
          <text:p text:style-name="P1"><text:span text:style-name="T3">12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29.854cm" svg:y="3.331cm">
          <text:p text:style-name="P1"><text:span text:style-name="T3">-8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29cm" svg:height="2.67cm" svg:x="32.501cm" svg:y="3.331cm">
          <text:p text:style-name="P1"><text:span text:style-name="T3">41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29cm" svg:height="2.67cm" svg:x="35.148cm" svg:y="3.331cm">
          <text:p text:style-name="P1"><text:span text:style-name="T3">1</text:span>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225cm" svg:height="1.485cm" svg:x="20.276cm" svg:y="1.822cm">
          <draw:text-box>
            <text:p><text:span text:style-name="T4">0</text:span></text:p>
          </draw:text-box>
        </draw:frame>
        <draw:frame draw:style-name="gr4" draw:text-style-name="P4" draw:layer="layout" svg:width="1.523cm" svg:height="1.485cm" svg:x="22.671cm" svg:y="1.822cm">
          <draw:text-box>
            <text:p><text:span text:style-name="T4">1 </text:span></text:p>
          </draw:text-box>
        </draw:frame>
        <draw:frame draw:style-name="gr3" draw:text-style-name="P4" draw:layer="layout" svg:width="1.225cm" svg:height="1.485cm" svg:x="25.318cm" svg:y="1.822cm">
          <draw:text-box>
            <text:p><text:span text:style-name="T4">2</text:span></text:p>
          </draw:text-box>
        </draw:frame>
        <draw:frame draw:style-name="gr3" draw:text-style-name="P4" draw:layer="layout" svg:width="1.225cm" svg:height="1.485cm" svg:x="27.965cm" svg:y="1.822cm">
          <draw:text-box>
            <text:p><text:span text:style-name="T4">3</text:span></text:p>
          </draw:text-box>
        </draw:frame>
        <draw:frame draw:style-name="gr3" draw:text-style-name="P4" draw:layer="layout" svg:width="1.225cm" svg:height="1.485cm" svg:x="30.612cm" svg:y="1.822cm">
          <draw:text-box>
            <text:p><text:span text:style-name="T4">4</text:span></text:p>
          </draw:text-box>
        </draw:frame>
        <draw:frame draw:style-name="gr3" draw:text-style-name="P4" draw:layer="layout" svg:width="1.225cm" svg:height="1.485cm" svg:x="33.259cm" svg:y="1.822cm">
          <draw:text-box>
            <text:p><text:span text:style-name="T4">5</text:span></text:p>
          </draw:text-box>
        </draw:frame>
        <draw:frame draw:style-name="gr5" draw:text-style-name="P4" draw:layer="layout" svg:width="1.226cm" svg:height="1.485cm" svg:x="35.653cm" svg:y="1.822cm">
          <draw:text-box>
            <text:p><text:span text:style-name="T4">6</text:span></text:p>
          </draw:text-box>
        </draw:frame>
        <draw:custom-shape draw:style-name="gr2" draw:text-style-name="P1" draw:layer="layout" svg:width="2.729cm" svg:height="2.67cm" svg:x="37.795cm" svg:y="3.331cm">
          <text:p text:style-name="P1"><text:span text:style-name="T3">2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29cm" svg:height="2.67cm" svg:x="40.442cm" svg:y="3.331cm">
          <text:p text:style-name="P1"><text:span text:style-name="T3">-4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29cm" svg:height="2.67cm" svg:x="43.089cm" svg:y="3.331cm">
          <text:p text:style-name="P1"><text:span text:style-name="T3">7</text:span>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225cm" svg:height="1.485cm" svg:x="38.553cm" svg:y="1.822cm">
          <draw:text-box>
            <text:p><text:span text:style-name="T4">7</text:span></text:p>
          </draw:text-box>
        </draw:frame>
        <draw:frame draw:style-name="gr3" draw:text-style-name="P4" draw:layer="layout" svg:width="1.225cm" svg:height="1.485cm" svg:x="41.2cm" svg:y="1.822cm">
          <draw:text-box>
            <text:p><text:span text:style-name="T4">8</text:span></text:p>
          </draw:text-box>
        </draw:frame>
        <draw:frame draw:style-name="gr3" draw:text-style-name="P4" draw:layer="layout" svg:width="1.225cm" svg:height="1.485cm" svg:x="43.847cm" svg:y="1.822cm">
          <draw:text-box>
            <text:p><text:span text:style-name="T4">9</text:span></text:p>
          </draw:text-box>
        </draw:frame>
        <draw:custom-shape draw:style-name="gr6" draw:text-style-name="P5" xml:id="id1" draw:id="id1" draw:layer="layout" svg:width="5.603cm" svg:height="4.164cm" svg:x="29.912cm" svg:y="8.237cm">
          <text:p text:style-name="P1"><text:span text:style-name="T5">[0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516cm" svg:height="1.204cm" svg:x="30.938cm" svg:y="10.087cm">
          <draw:text-box>
            <text:p><text:span text:style-name="T4">sum: 64</text:span></text:p>
          </draw:text-box>
        </draw:frame>
        <draw:frame draw:style-name="gr7" draw:text-style-name="P4" draw:layer="layout" svg:width="3.093cm" svg:height="1.204cm" svg:x="31.138cm" svg:y="10.987cm">
          <draw:text-box>
            <text:p><text:span text:style-name="T4">min: -8</text:span></text:p>
          </draw:text-box>
        </draw:frame>
        <draw:custom-shape draw:style-name="gr6" draw:text-style-name="P5" xml:id="id2" draw:id="id2" draw:layer="layout" svg:width="5.603cm" svg:height="4.164cm" svg:x="15.012cm" svg:y="14.538cm">
          <text:p text:style-name="P1"><text:span text:style-name="T5">[0,4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516cm" svg:height="1.204cm" svg:x="16.038cm" svg:y="16.388cm">
          <draw:text-box>
            <text:p><text:span text:style-name="T4">sum: 17</text:span></text:p>
          </draw:text-box>
        </draw:frame>
        <draw:frame draw:style-name="gr7" draw:text-style-name="P4" draw:layer="layout" svg:width="3.093cm" svg:height="1.204cm" svg:x="16.238cm" svg:y="17.288cm">
          <draw:text-box>
            <text:p><text:span text:style-name="T4">min: -8</text:span></text:p>
          </draw:text-box>
        </draw:frame>
        <draw:custom-shape draw:style-name="gr8" draw:text-style-name="P5" xml:id="id3" draw:id="id3" draw:layer="layout" svg:width="5.603cm" svg:height="4.164cm" svg:x="44.512cm" svg:y="14.539cm">
          <text:p text:style-name="P1"><text:span text:style-name="T5">[5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516cm" svg:height="1.204cm" svg:x="45.538cm" svg:y="16.389cm">
          <draw:text-box>
            <text:p><text:span text:style-name="T4">sum: 47</text:span></text:p>
          </draw:text-box>
        </draw:frame>
        <draw:frame draw:style-name="gr7" draw:text-style-name="P4" draw:layer="layout" svg:width="3.093cm" svg:height="1.204cm" svg:x="45.738cm" svg:y="17.289cm">
          <draw:text-box>
            <text:p><text:span text:style-name="T4">min: -4</text:span></text:p>
          </draw:text-box>
        </draw:frame>
        <draw:connector draw:style-name="gr9" draw:text-style-name="P1" draw:layer="layout" draw:type="line" svg:x1="32.713cm" svg:y1="12.401cm" svg:x2="17.813cm" svg:y2="14.538cm" draw:start-shape="id1" draw:start-glue-point="6" draw:end-shape="id2" draw:end-glue-point="4" svg:d="M32713 12401l-14900 2137" svg:viewBox="0 0 14901 2138">
          <text:p/>
        </draw:connector>
        <draw:connector draw:style-name="gr9" draw:text-style-name="P1" draw:layer="layout" draw:type="line" svg:x1="32.713cm" svg:y1="12.401cm" svg:x2="47.313cm" svg:y2="14.539cm" draw:start-shape="id1" draw:start-glue-point="6" draw:end-shape="id3" draw:end-glue-point="4" svg:d="M32713 12401l14600 2138" svg:viewBox="0 0 14601 213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OpenSymbol" svg:font-family="OpenSymbol" style:font-pitch="variable" style:font-charset="x-symbol"/>
    <style:font-face style:name="StarSymbol" svg:font-family="StarSymbol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Droid Sans Fallback1" svg:font-family="'Droid Sans Fallback'" style:font-pitch="variable"/>
    <style:font-face style:name="FreeSans1" svg:font-family="FreeSans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63.5cm" fo:page-height="43.1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7-17T21:04:38.391927366</meta:creation-date>
    <dc:date>2016-07-17T23:23:35.187336108</dc:date>
    <dc:creator>elucterio </dc:creator>
    <meta:editing-duration>PT1H34M37S</meta:editing-duration>
    <meta:editing-cycles>11</meta:editing-cycles>
    <meta:generator>LibreOffice/4.2.8.2$Linux_X86_64 LibreOffice_project/420m0$Build-2</meta:generator>
    <meta:document-statistic meta:object-count="31"/>
  </office:meta>
</office:document-meta>
</file>